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4" svg:font-family="Arial" style:font-adornments="Regular" style:font-family-generic="swiss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1.81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outline1">
      <style:graphic-properties fo:min-height="13.59cm"/>
    </style:style>
    <style:style style:name="pr8" style:family="presentation" style:parent-style-name="Default-outline1">
      <style:graphic-properties fo:min-height="13.633cm"/>
    </style:style>
    <style:style style:name="pr9" style:family="presentation" style:parent-style-name="Default-outline1">
      <style:graphic-properties fo:min-height="15.351cm"/>
    </style:style>
    <style:style style:name="pr10" style:family="presentation" style:parent-style-name="Default-outline1">
      <style:graphic-properties fo:min-height="14.353cm"/>
    </style:style>
    <style:style style:name="pr11" style:family="presentation" style:parent-style-name="Default-outline1">
      <style:graphic-properties fo:min-height="13.859cm"/>
    </style:style>
    <style:style style:name="pr12" style:family="presentation" style:parent-style-name="Default-outline1">
      <style:graphic-properties fo:min-height="14.852cm"/>
    </style:style>
    <style:style style:name="pr13" style:family="presentation" style:parent-style-name="Default-outline1">
      <style:graphic-properties fo:min-height="13.091cm"/>
    </style:style>
    <style:style style:name="pr14" style:family="presentation" style:parent-style-name="Default-outline1">
      <style:graphic-properties fo:min-height="15.762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margin-left="1.245cm" fo:margin-right="0cm" fo:text-indent="0cm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name="Courier New" fo:font-size="28pt" style:font-size-asian="28pt" style:font-size-complex="28pt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font-name="Arial4" style:font-name-asian="Arial4" style:font-name-complex="Arial4"/>
    </style:style>
    <style:style style:name="T8" style:family="text">
      <style:text-properties style:font-name="Arial4" style:text-underline-style="none" style:font-name-asian="Arial4" style:font-name-complex="Arial4"/>
    </style:style>
    <style:style style:name="T9" style:family="text">
      <style:text-properties style:font-name="Courier New" fo:font-size="22pt" fo:font-weight="bold" style:font-size-asian="22pt" style:font-weight-asian="bold" style:font-size-complex="22pt" style:font-weight-complex="bold"/>
    </style:style>
    <style:style style:name="T10" style:family="text">
      <style:text-properties style:font-name="Arial2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1.815cm" svg:x="1.471cm" svg:y="4.318cm" presentation:class="title" presentation:user-transformed="true">
          <draw:text-box>
            <text:p>Shared Memory and Atomics<text:line-break/>(Stage 2 Proposal)<text:line-break/><text:line-break/><text:span text:style-name="T1">Ecma TC39 March 2016</text:span><text:span text:style-name="T1"><text:line-break/></text:span><text:span text:style-name="T1"><text:line-break/></text:span><text:span text:style-name="T1"><text:line-break/></text:span><text:span text:style-name="T1">tc39.github.io/ecmascript_sharedmem</text:span><text:span text:style-name="T1"><text:line-break/></text:span><text:span text:style-name="T1"><text:line-break/></text:span><text:span text:style-name="T1">github.com/tc39/ecmascript_sharedm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p>Recent progress</text:p>
            <text:p/>
            <text:p>Concerns raised at January '16 meeting</text:p>
            <text:p>(and since)</text:p>
            <text:p/>
            <text:p>Plans going forward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office:forms form:automatic-focus="false" form:apply-design-mode="false"/>
        <draw:frame presentation:style-name="pr6" draw:text-style-name="P2" draw:layer="layout" svg:width="25.199cm" svg:height="16.255cm" svg:x="1.4cm" svg:y="0.837cm" presentation:class="subtitle">
          <draw:text-box>
            <text:p><text:span text:style-name="T2">Recent progre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has happened?</text:p>
          </draw:text-box>
        </draw:frame>
        <draw:frame presentation:style-name="pr7" draw:layer="layout" svg:width="25.199cm" svg:height="13.59cm" svg:x="1.4cm" svg:y="4.914cm" presentation:class="outline" presentation:user-transformed="true">
          <draw:text-box>
            <text:p>Spec is smaller!</text:p>
            <text:list text:style-name="L2">
              <text:list-item>
                <text:p>“Agents” is now a (small) spec of its own</text:p>
              </text:list-item>
              <text:list-item>
                <text:p>Structured clone adjustments moved to HTML</text:p>
              </text:list-item>
              <text:list-item>
                <text:p>Most browser notes moved with Agents and SC</text:p>
              </text:list-item>
            </text:list>
            <text:p/>
            <text:p>Clarifications throughout</text:p>
            <text:list text:continue-numbering="true" text:style-name="L2">
              <text:list-item>
                <text:p>Memory model</text:p>
              </text:list-item>
              <text:list-item>
                <text:p>Bug fixes and adjust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solutions</text:p>
          </draw:text-box>
        </draw:frame>
        <draw:frame presentation:style-name="pr7" draw:layer="layout" svg:width="25.199cm" svg:height="13.59cm" svg:x="1.4cm" svg:y="4.914cm" presentation:class="outline" presentation:user-transformed="true">
          <draw:text-box>
            <text:p>futexWaitOrRequeue() disappears</text:p>
            <text:list text:style-name="L2">
              <text:list-item>
                <text:p>Unclear value, premature optimization</text:p>
              </text:list-item>
            </text:list>
            <text:p/>
            <text:p>futexWait() return codes become strings</text:p>
            <text:list text:continue-numbering="true" text:style-name="L2">
              <text:list-item>
                <text:p>Integer values not canonical, not needed</text:p>
              </text:list-item>
            </text:list>
            <text:p/>
            <text:p>int32 slots are always lock-free</text:p>
            <text:list text:continue-numbering="true" text:style-name="L2">
              <text:list-item>
                <text:p>Simplifies programs, seems unproblemat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g fixes</text:p>
          </draw:text-box>
        </draw:frame>
        <draw:frame presentation:style-name="pr4" draw:text-style-name="P4" draw:layer="layout" svg:width="25.199cm" svg:height="12.18cm" svg:x="1.4cm" svg:y="4.914cm" presentation:class="outline">
          <draw:text-box>
            <text:p text:style-name="P4">Range checking aligned with SIMD, DataView</text:p>
            <text:p text:style-name="P4"/>
            <text:p text:style-name="P4">futexWake() now wakes all waiters by default</text:p>
            <text:p text:style-name="P4"/>
            <text:p text:style-name="P4">Reference the Agents spec where appropriate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model</text:p>
          </draw:text-box>
        </draw:frame>
        <draw:frame presentation:style-name="pr7" draw:layer="layout" svg:width="25.199cm" svg:height="13.59cm" svg:x="1.4cm" svg:y="4.914cm" presentation:class="outline" presentation:user-transformed="true">
          <draw:text-box>
            <text:p>Sundry fixes:</text:p>
            <text:list text:style-name="L2">
              <text:list-item>
                <text:p>Define the program region affected by a race</text:p>
              </text:list-item>
              <text:list-item>
                <text:p>Constrain the values that can result from a race</text:p>
              </text:list-item>
              <text:list-item>
                <text:p>Verify that there is no risk of “quantum garbage”</text:p>
              </text:list-item>
              <text:list-item>
                <text:p>Editorial fixes</text:p>
              </text:list-item>
            </text:list>
            <text:p/>
            <text:p>Memory model work is ongoing.</text:p>
            <text:p>Memory model needs review now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2">
        <office:forms form:automatic-focus="false" form:apply-design-mode="false"/>
        <draw:frame presentation:style-name="pr6" draw:text-style-name="P2" draw:layer="layout" svg:width="25.199cm" svg:height="16.255cm" svg:x="1.4cm" svg:y="0.837cm" presentation:class="subtitle" presentation:user-transformed="true">
          <draw:text-box>
            <text:p><text:span text:style-name="T2">Concerns raised at the January '16 meeting</text:span></text:p>
            <text:p><text:span text:style-name="T2">(and sinc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un-down of issues</text:p>
          </draw:text-box>
        </draw:frame>
        <draw:frame presentation:style-name="pr4" draw:layer="layout" svg:width="25.199cm" svg:height="15.351cm" svg:x="1.4cm" svg:y="4.914cm" presentation:class="outline" presentation:user-transformed="true">
          <draw:text-box>
            <text:p>These issues were raised:</text:p>
            <text:p/>
            <text:list text:style-name="L2">
              <text:list-item>
                <text:p>Alignment with WebAssembly</text:p>
              </text:list-item>
              <text:list-item>
                <text:p>Disable shared memory on main thread</text:p>
              </text:list-item>
              <text:list-item>
                <text:p>“Quantum garbage” in data races</text:p>
              </text:list-item>
              <text:list-item>
                <text:p>Concern about races “leaking” into language</text:p>
              </text:list-item>
              <text:list-item>
                <text:p>Revealing secrets through races</text:p>
              </text:list-item>
              <text:list-item>
                <text:p>Termination and partial failure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ignment with WebAssembly</text:p>
          </draw:text-box>
        </draw:frame>
        <draw:frame presentation:style-name="pr4" draw:text-style-name="P4" draw:layer="layout" svg:width="25.199cm" svg:height="12.18cm" svg:x="1.4cm" svg:y="4.914cm" presentation:class="outline">
          <draw:text-box>
            <text:p text:style-name="P4">Discussions with WebAssembly authors:</text:p>
            <text:p text:style-name="P4"/>
            <text:list text:style-name="L2">
              <text:list-item>
                <text:p text:style-name="P4">Alignment is fine, so far</text:p>
              </text:list-item>
            </text:list>
            <text:p text:style-name="P4"/>
            <text:p text:style-name="P4">Overlap between SAB group and wasm group helps maintain alignment 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 shared memory on main thread</text:p>
          </draw:text-box>
        </draw:frame>
        <draw:frame presentation:style-name="pr4" draw:layer="layout" svg:width="25.199cm" svg:height="15.351cm" svg:x="1.4cm" svg:y="4.914cm" presentation:class="outline" presentation:user-transformed="true">
          <draw:text-box>
            <text:p><text:span text:style-name="T3">Issue 54 tracks this (long writeup)</text:span></text:p>
            <text:p><text:span text:style-name="T3"/></text:p>
            <text:p><text:span text:style-name="T3">“</text:span><text:span text:style-name="T3">Not blocking” on main thread != “not safe”</text:span></text:p>
            <text:list text:style-name="L2">
              <text:list-item>
                <text:p><text:span text:style-name="T3">synchronization possible &amp; affordable</text:span></text:p>
              </text:list-item>
              <text:list-item>
                <text:p><text:span text:style-name="T3">use messages when necessary</text:span></text:p>
              </text:list-item>
            </text:list>
            <text:p><text:span text:style-name="T3"/></text:p>
            <text:p>No (new) investigations performed</text:p>
            <text:p/>
            <text:p>Plenty of demonstration code exis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antum Garbage</text:p>
          </draw:text-box>
        </draw:frame>
        <draw:frame presentation:style-name="pr8" draw:layer="layout" svg:width="25.199cm" svg:height="13.633cm" svg:x="1.4cm" svg:y="4.914cm" presentation:class="outline" presentation:user-transformed="true">
          <draw:text-box>
            <text:p>Can this print “0” if <text:span text:style-name="T4">mem</text:span> is shared memory?</text:p>
            <text:p><text:span text:style-name="T5"><text:s text:c="2"/></text:span></text:p>
            <text:p><text:span text:style-name="T5"><text:s text:c="2"/></text:span><text:span text:style-name="T5">var x = mem[n] <text:s text:c="2"/>| <text:s/>// optimization</text:span></text:p>
            <text:p text:style-name="P5"><text:span text:style-name="T5">if (x) <text:s text:c="10"/>| <text:s/>if (mem[n])</text:span></text:p>
            <text:p text:style-name="P5"><text:span text:style-name="T5"><text:s text:c="2"/></text:span><text:span text:style-name="T5">print(x) <text:s text:c="6"/>| <text:s text:c="3"/>print(mem[n])</text:span></text:p>
            <text:p text:style-name="P5"><text:span text:style-name="T5"/></text:p>
            <text:p text:style-name="P6">Answer: No. <text:s/>Requires a rematerialization optimization (duplicated read) that is arguably forbidden by semantics and not very desirable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ther kinds of semantic leaks</text:p>
          </draw:text-box>
        </draw:frame>
        <draw:frame presentation:style-name="pr4" draw:layer="layout" svg:width="25.199cm" svg:height="14.852cm" svg:x="1.4cm" svg:y="4.914cm" presentation:class="outline" presentation:user-transformed="true">
          <draw:text-box>
            <text:p>Nondeterministic values in races</text:p>
            <text:list text:style-name="L2">
              <text:list-item>
                <text:p>Model too loose now (“any value whatsoever”)</text:p>
              </text:list-item>
              <text:list-item>
                <text:p>Can constrain it to “combination of bits written”</text:p>
              </text:list-item>
              <text:list-item>
                <text:p>Maybe even more</text:p>
              </text:list-item>
              <text:list-item>
                <text:p>Modern hardware probably helps here</text:p>
              </text:list-item>
              <text:list-item>
                <text:p>Ideally back this up with a formal model</text:p>
              </text:list-item>
            </text:list>
            <text:p/>
            <text:p>Common optimizations do not introduce races in DRF programs (Sevcik PLDI 2011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tial failure &amp; termination</text:p>
          </draw:text-box>
        </draw:frame>
        <draw:frame presentation:style-name="pr4" draw:layer="layout" svg:width="25.199cm" svg:height="14.353cm" svg:x="1.4cm" svg:y="4.914cm" presentation:class="outline" presentation:user-transformed="true">
          <draw:text-box>
            <text:p>Two agents share memory and one crashes (eg separate processes, one is gunned down)</text:p>
            <text:p/>
            <text:p>What happens to the survivor? <text:s/>What if the victim was holding a lock?</text:p>
            <text:p/>
            <text:p>Agent spec tries to constrain this (tentative):</text:p>
            <text:list text:style-name="L2">
              <text:list-item>
                <text:p>Agents within a cluster die together, or</text:p>
              </text:list-item>
              <text:list-item>
                <text:p>There exists a notification mechanis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2">
        <office:forms form:automatic-focus="false" form:apply-design-mode="false"/>
        <draw:frame presentation:style-name="pr6" draw:text-style-name="P1" draw:layer="layout" svg:width="25.199cm" svg:height="16.255cm" svg:x="1.4cm" svg:y="0.837cm" presentation:class="subtitle">
          <draw:text-box>
            <text:p>Plans and open issues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en issues</text:p>
          </draw:text-box>
        </draw:frame>
        <draw:frame presentation:style-name="pr7" draw:layer="layout" svg:width="25.199cm" svg:height="13.59cm" svg:x="1.4cm" svg:y="4.914cm" presentation:class="outline" presentation:user-transformed="true">
          <draw:text-box>
            <text:p>Memory model still not complete</text:p>
            <text:list text:style-name="L2">
              <text:list-item>
                <text:p>fine points around races remain</text:p>
              </text:list-item>
              <text:list-item>
                <text:p>desirable to formalize it</text:p>
              </text:list-item>
              <text:list-item>
                <text:p>limited review so far</text:p>
              </text:list-item>
            </text:list>
            <text:p/>
            <text:p>Optimization primitives for lock implementation?</text:p>
            <text:list text:continue-numbering="true" text:style-name="L2">
              <text:list-item>
                <text:p>relax/yield/pause functionality</text:p>
              </text:list-item>
              <text:list-item>
                <text:p>orthogonal to everything el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model formalization</text:p>
          </draw:text-box>
        </draw:frame>
        <draw:frame presentation:style-name="pr4" draw:layer="layout" svg:width="25.199cm" svg:height="13.59cm" svg:x="1.4cm" svg:y="4.914cm" presentation:class="outline" presentation:user-transformed="true">
          <draw:text-box>
            <text:p>Desirable but perhaps not a hard requirement</text:p>
            <text:p/>
            <text:p>Formalization an emerging art + science</text:p>
            <text:p/>
            <text:p>Our memory model is low-level</text:p>
            <text:list text:style-name="L2">
              <text:list-item>
                <text:p>Existing results suggest proofs may be tricky</text:p>
              </text:list-item>
              <text:list-item>
                <text:p>Mixing atomics + non-atomics, different widths</text:p>
              </text:list-item>
              <text:list-item>
                <text:p>No objects, only cel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lementation status</text:p>
          </draw:text-box>
        </draw:frame>
        <draw:frame presentation:style-name="pr4" draw:layer="layout" svg:width="25.199cm" svg:height="12.18cm" svg:x="1.4cm" svg:y="4.914cm" presentation:class="outline">
          <draw:text-box>
            <text:p>In Firefox (beta) and Chrome (release) now</text:p>
            <text:p/>
            <text:p>Behind flags in both browsers</text:p>
            <text:p/>
            <text:p>Test suite affirms “reasonable” compatibility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gress pla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p>Still aiming for Stage 3 at the May meeting</text:p>
            <text:p/>
            <text:p>More review is desirable / formal review is needed</text:p>
            <text:list text:style-name="L2">
              <text:list-item>
                <text:p>API in general</text:p>
              </text:list-item>
              <text:list-item>
                <text:p>Memory model</text:p>
              </text:list-item>
            </text:list>
            <text:p/>
            <text:p>(Agents spec evolves in parallel, not a blocker)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al reviewer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p><text:span text:style-name="T3">Formal reviewers for Stage 3</text:span></text:p>
            <text:p><text:span text:style-name="T3"/></text:p>
            <text:p><text:span text:style-name="T6">At large:</text:span> Dan Ehrenberg, Brian Terlson, Filip Pizlo</text:p>
            <text:p><text:span text:style-name="T6">Memory model:</text:span> Waldemar Horwat</text:p>
            <text:p><text:span text:style-name="T6">Agents / HTML interaction:</text:span> Domenic Denicola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model (1)</text:p>
          </draw:text-box>
        </draw:frame>
        <draw:frame presentation:style-name="pr9" draw:layer="layout" svg:width="25.199cm" svg:height="15.351cm" svg:x="1.4cm" svg:y="4.914cm" presentation:class="outline" presentation:user-transformed="true">
          <draw:text-box>
            <text:p><text:span text:style-name="T3">Atomics in the program are totally ordered.</text:span></text:p>
            <text:p/>
            <text:p>Conventional <text:span text:style-name="T4">happens-before</text:span> relation on events:</text:p>
            <text:list text:style-name="L3">
              <text:list-item>
                <text:p>Program order (intra-agent)</text:p>
              </text:list-item>
              <text:list-item>
                <text:p>Atomic-write <text:span text:style-name="T7">→</text:span> atomic-read (inter-agent)</text:p>
              </text:list-item>
              <text:list-item>
                <text:p>futexWake called <text:span text:style-name="T7">→ futexWait returns (ditto)</text:span></text:p>
              </text:list-item>
              <text:list-item>
                <text:p><text:span text:style-name="T7">postMessage → event callback (ditto)</text:span></text:p>
              </text:list-item>
              <text:list-item>
                <text:p><text:span text:style-name="T7">transitivity, irreflexivity</text:span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model (2)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p><text:span text:style-name="T7">Reads only see writes that happened before them (and only the last of those writes)</text:span></text:p>
            <text:p/>
            <text:p><text:span text:style-name="T4">Unordered</text:span> accesses, where at least one is a write, create a <text:span text:style-name="T4">data race</text:span><text:span text:style-name="T3">.</text:span></text:p>
            <text:p><text:span text:style-name="T3"/></text:p>
            <text:p><text:span text:style-name="T3">Data-race-free programs are </text:span><text:span text:style-name="T4">sequentially consistent</text:span><text:span text:style-name="T3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model (3)</text:p>
          </draw:text-box>
        </draw:frame>
        <draw:frame presentation:style-name="pr10" draw:layer="layout" svg:width="25.199cm" svg:height="14.353cm" svg:x="1.4cm" svg:y="4.914cm" presentation:class="outline" presentation:user-transformed="true">
          <draw:text-box>
            <text:p>Races are <text:span text:style-name="T4">safe</text:span><text:span text:style-name="T3">: Programs don't blow up.</text:span></text:p>
            <text:p><text:span text:style-name="T3"/></text:p>
            <text:p><text:span text:style-name="T3">But races are </text:span><text:span text:style-name="T4">unpredictable</text:span><text:span text:style-name="T3">: A race poisons memory by reading and writing garbage.</text:span></text:p>
            <text:p><text:span text:style-name="T3"/></text:p>
            <text:p><text:span text:style-name="T3">Type-safe values are read (no pointers).</text:span></text:p>
            <text:p><text:span text:style-name="T3"/></text:p>
            <text:p><text:span text:style-name="T3">A race affects the union of the locations in the racing access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model (4)</text:p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p text:style-name="P4">Complications:</text:p>
            <text:list text:style-name="L2">
              <text:list-item>
                <text:p>Aliased arrays and cells that are not exclusively atomic</text:p>
              </text:list-item>
              <text:list-item>
                <text:p>Weakly ordered memory (ARM, MIPS, Power)</text:p>
              </text:list-item>
              <text:list-item>
                <text:p>Races have “a little” meaning</text:p>
              </text:list-item>
            </text:list>
            <text:p/>
            <text:p>Non-complications:</text:p>
            <text:list text:continue-numbering="true" text:style-name="L2">
              <text:list-item>
                <text:p>No out-of-thin-air valu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piler can't introduce races</text:p>
          </draw:text-box>
        </draw:frame>
        <draw:frame presentation:style-name="pr12" draw:layer="layout" svg:width="25.199cm" svg:height="14.852cm" svg:x="1.4cm" svg:y="4.914cm" presentation:class="outline" presentation:user-transformed="true">
          <draw:text-box>
            <text:p>Must assume unknown function has an atomic op</text:p>
            <text:list text:style-name="L2">
              <text:list-item>
                <text:p>Can't move or duplicate TA access across call unless access is known not to be shared</text:p>
              </text:list-item>
            </text:list>
            <text:p/>
            <text:p>Must honor datum size</text:p>
            <text:list text:continue-numbering="true" text:style-name="L2">
              <text:list-item>
                <text:p>Can't RMW larger datum</text:p>
              </text:list-item>
            </text:list>
            <text:p/>
            <text:p>Must avoid speculative accesses</text:p>
            <text:list text:continue-numbering="true" text:style-name="L2">
              <text:list-item>
                <text:p>if (cond) x++; <text:s text:c="2"/>vs <text:s text:c="2"/>x++; if (!cond) x--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“Shared memory”</text:p>
          </draw:text-box>
        </draw:frame>
        <draw:frame presentation:style-name="pr13" draw:layer="layout" svg:width="25.199cm" svg:height="13.091cm" svg:x="1.4cm" svg:y="4.914cm" presentation:class="outline" presentation:user-transformed="true">
          <draw:text-box>
            <text:p>“Shared memory” is independent of the SAB</text:p>
            <text:p/>
            <text:p>Atomic ops on one SAB orders <text:span text:style-name="T4">all</text:span> atomic ops</text:p>
            <text:p/>
            <text:p>JIT must assume there are unknown SABs</text:p>
            <text:p/>
            <text:p>JIT must assume a TA is shared unless proven otherwise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ser affected “only” by races</text:p>
          </draw:text-box>
        </draw:frame>
        <draw:frame presentation:style-name="pr14" draw:layer="layout" svg:width="25.199cm" svg:height="15.762cm" svg:x="2.148cm" svg:y="4.231cm" presentation:class="outline" presentation:user-transformed="true">
          <draw:text-box>
            <text:p>Data races expose compiler optimizations</text:p>
            <text:p><text:span text:style-name="T9"><text:s text:c="2"/></text:span></text:p>
            <text:p><text:span text:style-name="T9"><text:s text:c="3"/></text:span><text:span text:style-name="T9">// One thread (racy load)</text:span></text:p>
            <text:p text:style-name="P5"><text:span text:style-name="T9">while (!mem[flagLoc]) {}</text:span></text:p>
            <text:p text:style-name="P5"><text:span text:style-name="T9"/></text:p>
            <text:p text:style-name="P5"><text:span text:style-name="T9">// Another thread (racy store)</text:span></text:p>
            <text:p text:style-name="P5"><text:span text:style-name="T9">mem[flagLoc] = 1</text:span></text:p>
            <text:p text:style-name="P5"><text:span text:style-name="T9"/></text:p>
            <text:p text:style-name="P6"><text:span text:style-name="T10">Some JITs hoist the load...</text:span></text:p>
            <text:p text:style-name="P6"><text:span text:style-name="T10">Loops forever if jitted, terminates if interpret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ere do we stand? (1)</text:p>
          </draw:text-box>
        </draw:frame>
        <draw:frame presentation:style-name="pr7" draw:layer="layout" svg:width="25.199cm" svg:height="13.59cm" svg:x="1.4cm" svg:y="4.914cm" presentation:class="outline" presentation:user-transformed="true">
          <draw:text-box>
            <text:p>Does TC39 want this proposal?</text:p>
            <text:p/>
            <text:p>Racy memory, true concurrency <text:span text:style-name="T4">not negotiable</text:span></text:p>
            <text:list text:style-name="L2">
              <text:list-item>
                <text:p>high-res timer issue</text:p>
              </text:list-item>
              <text:list-item>
                <text:p>spec complexity</text:p>
              </text:list-item>
            </text:list>
            <text:p/>
            <text:p>Anything else might be negotiated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4" svg:font-family="Arial" style:font-adornments="Regular" style:font-family-generic="swiss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9T11:59:57</meta:creation-date>
    <meta:editing-duration>P4DT12H41M42S</meta:editing-duration>
    <meta:editing-cycles>207</meta:editing-cycles>
    <dc:date>2016-03-25T16:22:41.851972000</dc:date>
    <meta:generator>LibreOffice/5.0.1.2$MacOSX_X86_64 LibreOffice_project/81898c9f5c0d43f3473ba111d7b351050be20261</meta:generator>
    <meta:document-statistic meta:object-count="133"/>
  </office:meta>
</office:document-meta>
</file>